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12C0000015A48268ADB.png"/>
  <manifest:file-entry manifest:media-type="image/png" manifest:full-path="Pictures/100000000000041A00000296B3F5DA5C.png"/>
  <manifest:file-entry manifest:media-type="image/png" manifest:full-path="Pictures/10000000000000C8000000C85B99C914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981cm"/>
    </style:style>
    <style:style style:name="pr5" style:family="presentation" style:parent-style-name="Default-title">
      <style:graphic-properties fo:min-height="6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20pt" style:font-size-asian="220pt" style:font-size-complex="220pt"/>
    </style:style>
    <style:style style:name="P9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10" style:family="paragraph">
      <style:text-properties fo:color="#4c4c4c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P11" style:family="paragraph">
      <style:text-properties fo:font-family="'Yanone Kaffeesatz Regular'" style:font-pitch="variable" fo:font-size="60pt" style:font-size-asian="60pt" style:font-size-complex="60pt"/>
    </style:style>
    <style:style style:name="P12" style:family="paragraph">
      <style:text-properties fo:color="#ff6b6b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c44d58" fo:font-family="'Yanone Kaffeesatz Regular'" style:font-pitch="variable" fo:font-size="220pt" style:font-size-asian="220pt" style:font-size-complex="220pt"/>
    </style:style>
    <style:style style:name="T6" style:family="text">
      <style:text-properties fo:font-size="220pt" style:font-size-asian="220pt" style:font-size-complex="220pt"/>
    </style:style>
    <style:style style:name="T7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8" style:family="text">
      <style:text-properties fo:color="#4c4c4c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9" style:family="text">
      <style:text-properties fo:font-family="'Yanone Kaffeesatz Regular'" style:font-pitch="variable" fo:font-size="60pt" style:font-size-asian="60pt" style:font-size-complex="60pt"/>
    </style:style>
    <style:style style:name="T10" style:family="text">
      <style:text-properties fo:color="#ff6b6b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4" draw:text-style-name="P8" draw:layer="layout" svg:width="25.199cm" svg:height="8.98cm" svg:x="1.4cm" svg:y="9.938cm" presentation:class="title" presentation:user-transformed="true">
          <draw:text-box>
            <text:p><text:span text:style-name="T5">Phone</text:span><text:span text:style-name="T6">Gap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2" draw:text-style-name="P9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7">demo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5" draw:text-style-name="P10" draw:layer="layout" svg:width="25.199cm" svg:height="9.264cm" svg:x="3.1cm" svg:y="-0.104cm" presentation:class="title" presentation:user-transformed="true">
          <draw:text-box>
            <text:p><text:span text:style-name="T8">Carmen</text:span></text:p>
          </draw:text-box>
        </draw:frame>
        <draw:frame draw:style-name="gr6" draw:text-style-name="P11" draw:layer="layout" svg:width="25.4cm" svg:height="2.702cm" svg:x="4.562cm" svg:y="7.49cm">
          <draw:text-box>
            <text:p><text:span text:style-name="T9">Where in the world have you been?</text:span></text:p>
          </draw:text-box>
        </draw:frame>
        <draw:frame presentation:style-name="pr5" draw:text-style-name="P12" draw:layer="layout" svg:width="25.199cm" svg:height="9.264cm" svg:x="3.001cm" svg:y="-0.204cm" presentation:class="title" presentation:user-transformed="true">
          <draw:text-box>
            <text:p><text:span text:style-name="T10">Carmen</text:span></text:p>
          </draw:text-box>
        </draw:frame>
        <draw:frame draw:style-name="gr5" draw:text-style-name="P1" draw:layer="layout" svg:width="15.582cm" svg:height="9.824cm" svg:x="7.62cm" svg:y="10.922cm">
          <draw:image xlink:href="Pictures/100000000000041A00000296B3F5DA5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808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T1H26M53S</meta:editing-duration>
    <meta:editing-cycles>9</meta:editing-cycles>
    <dc:date>2011-11-06T15:34:09</dc:date>
    <dc:creator>Liam McLennan</dc:creator>
    <meta:generator>LibreOffice/3.4$Linux LibreOffice_project/340m1$Build-302</meta:generator>
    <meta:document-statistic meta:object-count="45"/>
  </office:meta>
</office:document-meta>
</file>